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1b083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1756f7"/>
    </style:style>
    <style:style style:name="P12" style:family="paragraph" style:parent-style-name="Text_20_body">
      <style:text-properties officeooo:rsid="02e82a24" officeooo:paragraph-rsid="001756f7" style:font-size-asian="12pt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f5d9"/>
    </style:style>
    <style:style style:name="T3" style:family="text">
      <style:text-properties officeooo:rsid="00161290"/>
    </style:style>
    <style:style style:name="T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9" style:family="text">
      <style:text-properties officeooo:rsid="038d9d4d"/>
    </style:style>
    <style:style style:name="T10" style:family="text">
      <style:text-properties officeooo:rsid="038dd9cf"/>
    </style:style>
    <style:style style:name="T11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it immediately became clear to me that I’ll be able to reuse the same reliable resources I had used before. In particular OWASP Top 10 <text:span text:style-name="T1">(OWASP Foundation, 2021),</text:span> and GDPR 2018 <text:span text:style-name="T1">(GDPR, 2018).</text:span> Those resources are considered to be industry standard, and many professional large-scale services cite them directly, and they are required to do so by law! This in itself proves their reliability.</text:p>
      <text:p text:style-name="P7"/>
      <text:p text:style-name="P7"/>
      <text:p text:style-name="P8">1(<text:span text:style-name="T2">b</text:span>) – <text:span text:style-name="T2">Changed Understanding</text:span></text:p>
      <text:p text:style-name="P8"/>
      <text:p text:style-name="P8"/>
      <text:p text:style-name="P8">1(<text:span text:style-name="T2">c</text:span>) – <text:span text:style-name="T2">Success and Failure</text:span></text:p>
      <text:p text:style-name="P8"/>
      <text:p text:style-name="P8"/>
      <text:p text:style-name="P8">1<text:span text:style-name="T2">(d</text:span>) – <text:span text:style-name="T2">Self-Motivation</text:span></text:p>
      <text:p text:style-name="P8"/>
      <text:p text:style-name="P8"/>
      <text:p text:style-name="P8"/>
      <text:p text:style-name="P9">Section <text:span text:style-name="T2">2</text:span> – <text:span text:style-name="T3">Ongoing Risk Management</text:span></text:p>
      <text:p text:style-name="P9"/>
      <text:p text:style-name="P9"/>
      <text:p text:style-name="P9"/>
      <text:p text:style-name="P10">References</text:p>
      <text:p text:style-name="P11"><text:span text:style-name="Strong_20_Emphasis"><text:span text:style-name="T4">GD</text:span></text:span><text:span text:style-name="Strong_20_Emphasis"><text:span text:style-name="T5">P</text:span></text:span><text:span text:style-name="Strong_20_Emphasis"><text:span text:style-name="T4">R</text:span></text:span><text:span text:style-name="T6"> (</text:span>2018<text:span text:style-name="T6">) </text:span><text:span text:style-name="Emphasis"><text:span text:style-name="T6">General Data Protection Regulation.</text:span></text:span><text:span text:style-name="T6"> Available at: </text:span><text:a xlink:type="simple" xlink:href="https://gdpr-info.eu/" text:style-name="Internet_20_link" text:visited-style-name="Visited_20_Internet_20_Link"><text:span text:style-name="T6">https://gdpr-info.eu/</text:span></text:a><text:span text:style-name="T6"> (</text:span><text:span text:style-name="T7">Accessed: </text:span><text:span text:style-name="T8">17</text:span><text:span text:style-name="T7"> April 2026</text:span><text:span text:style-name="T6">).</text:span></text:p>
      <text:p text:style-name="P12"><text:span text:style-name="Strong_20_Emphasis">Data Protection Act 2018</text:span> (2018) <text:span text:style-name="Emphasis">c.12.</text:span> London: The Stationery Office. <text:span text:style-name="T9">Available at: </text:span><text:a xlink:type="simple" xlink:href="https://www.legislation.gov.uk/ukpga/2018/12" text:style-name="Internet_20_link" text:visited-style-name="Visited_20_Internet_20_Link"><text:span text:style-name="T9">https://www.legislation.gov.uk/ukpga/2018/12</text:span></text:a><text:span text:style-name="T9"> </text:span><text:span text:style-name="T10">(Accessed: 22 April 2026).</text:span></text:p>
      <text:p text:style-name="P1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0">Accessed: 2</text:span><text:span text:style-name="T11">5</text:span><text:span text:style-name="T10"> April 2026</text:span>)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57:16.730554528</dc:date>
    <meta:editing-duration>PT14M9S</meta:editing-duration>
    <meta:editing-cycles>13</meta:editing-cycles>
    <meta:document-statistic meta:table-count="0" meta:image-count="0" meta:object-count="0" meta:page-count="2" meta:paragraph-count="13" meta:word-count="148" meta:character-count="1076" meta:non-whitespace-character-count="935"/>
  </office:meta>
</office:document-meta>
</file>